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0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2.09cm" svg:y1="1.674cm" svg:x2="1.029cm" svg:y2="1.674cm">
          <text:p/>
        </draw:line>
        <draw:path draw:style-name="gr2" draw:layer="layout" svg:width="1.459cm" svg:height="1.459cm" svg:x="0.816cm" svg:y="0.967cm" svg:viewBox="0 0 1460 1460" svg:d="M730 1460c-134 0-249-31-365-98s-200-151-267-267-98-231-98-365 31-249 98-365 151-200 267-267 231-98 365-98 249 31 365 98 200 151 267 267 98 231 98 365c0 134-31 249-98 365s-151 200-267 267-231 98-365 98z">
          <text:p/>
        </draw:path>
        <draw:frame draw:style-name="gr3" draw:layer="layout" svg:width="1.25cm" svg:height="0.639cm" svg:x="1cm" svg:y="2.408cm">
          <draw:text-box>
            <text:p text:style-name="P1"><text:span text:style-name="T1">ВКЛ. </text:span></text:p>
          </draw:text-box>
        </draw:frame>
        <draw:polygon draw:style-name="gr4" draw:layer="layout" svg:width="0.397cm" svg:height="1.591cm" svg:x="1.347cm" svg:y="0.9cm" svg:viewBox="0 0 398 1592" draw:points="398,0 0,0 0,1592 398,1592">
          <text:p/>
        </draw:polygon>
        <draw:polygon draw:style-name="gr2" draw:layer="layout" svg:width="0.397cm" svg:height="1.591cm" svg:x="1.347cm" svg:y="0.9cm" svg:viewBox="0 0 398 1592" draw:points="398,0 0,0 0,1592 398,1592">
          <text:p/>
        </draw:polygon>
        <draw:frame draw:style-name="gr3" draw:layer="layout" svg:width="1.26cm" svg:height="0.639cm" svg:x="2.24cm" svg:y="1.378cm">
          <draw:text-box>
            <text:p text:style-name="P1"><text:span text:style-name="T1">ОТКЛ. </text:span></text:p>
          </draw:text-box>
        </draw:frame>
        <draw:polygon draw:style-name="gr5" draw:layer="layout" svg:width="0.131cm" svg:height="0.397cm" svg:x="1.476cm" svg:y="1.985cm" svg:viewBox="0 0 132 398" draw:points="66,398 132,0 0,0">
          <text:p/>
        </draw:polygon>
        <draw:polygon draw:style-name="gr6" draw:layer="layout" svg:width="0.131cm" svg:height="0.397cm" svg:x="1.476cm" svg:y="1.985cm" svg:viewBox="0 0 132 398" draw:points="66,398 132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0" draw:display-name="Dash_1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3:17</meta:creation-date>
    <meta:editing-duration>PT9S</meta:editing-duration>
    <meta:editing-cycles>2</meta:editing-cycles>
    <meta:generator>LibreOffice/4.3.6.2$Windows_x86 LibreOffice_project/d50a87b2e514536ed401c18000dad4660b6a169e</meta:generator>
    <dc:date>2015-09-28T20:53:25.92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3:16.921000000"/>
  </office:meta>
</office:document-meta>
</file>